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424cm" style:rel-column-width="22884*"/>
    </style:style>
    <style:style style:name="Table3.B" style:family="table-column">
      <style:table-column-properties style:column-width="4.849cm" style:rel-column-width="20457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language-asian="zh" style:country-asian="TW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Text_20_body_20_indent_20_2">
      <style:text-properties fo:language="en" fo:country="none"/>
    </style:style>
    <style:style style:name="P17" style:family="paragraph" style:parent-style-name="Standard">
      <style:text-properties style:language-asian="zh" style:country-asian="TW"/>
    </style:style>
    <style:style style:name="P1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style:language-asian="zh" style:country-asian="TW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style:language-asian="zh" style:country-asian="TW"/>
    </style:style>
    <style:style style:name="T9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ow</text:h>
      <text:p text:style-name="P16">A single row in a <text:span text:style-name="Source_20_Text">Rows</text:span> element. Each child of the <text:span text:style-name="Source_20_Text">Row</text:span> element is placed in each successive cell of the grid. The row with the most child elements determines the number of <text:span text:style-name="Source_20_Text">columns</text:span> in each <text:span text:style-name="Source_20_Text">row</text:span>.</text:p>
      <text:p text:style-name="P16"><text:span text:style-name="T2">Default getSclass()</text:span>: the same as grid's sclass. <text:s/></text:p>
      <text:p text:style-name="P16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15" text:outline-level="4">Class Name</text:h>
      <text:p text:style-name="P19"><text:span text:style-name="Source_20_Text"><text:span text:style-name="T1">org.zkoss.zul.Row</text:span></text:span></text:p>
      <text:h text:style-name="P14" text:outline-level="4">Supported Child Components</text:h>
      <text:p text:style-name="Text_20_body_20_indent_20_2">*ALL</text:p>
      <text:h text:style-name="P14" text:outline-level="4">Supported Events</text:h>
      <text:p text:style-name="P20">*NONE</text:p>
      <text:h text:style-name="P1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7">align</text:span></text:span></text:p>
          </table:table-cell>
          <table:table-cell table:style-name="Table1.A2" office:value-type="string">
            <text:p text:style-name="P4"><text:span text:style-name="Source_20_Text"><text:span text:style-name="T3">Sets the horizontal alignment of the whole grid.</text:span></text:span></text:p>
            <text:p text:style-name="P4"><text:span text:style-name="Source_20_Text"><text:span text:style-name="T4">Val</text:span></text:span><text:span text:style-name="Source_20_Text"><text:span text:style-name="T5">ue:</text:span></text:span><text:span text:style-name="Source_20_Text"><text:span text:style-name="T7"> left|center|right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7">nowrap</text:span></text:span></text:p>
          </table:table-cell>
          <table:table-cell table:style-name="Table1.A2" office:value-type="string">
            <text:p text:style-name="P4"><text:span text:style-name="Source_20_Text"><text:span text:style-name="T3">Sets the nowrap.</text:span></text:span></text:p>
          </table:table-cell>
          <table:table-cell table:style-name="Table1.A2" office:value-type="string">
            <text:p text:style-name="P1"><text:span text:style-name="Source_20_Text"><text:span text:style-name="T3">boo</text:span></text:span><text:span text:style-name="Source_20_Text"><text:span text:style-name="T7">lean</text:span></text:span></text:p>
          </table:table-cell>
          <table:table-cell table:style-name="Table1.D2" office:value-type="string">
            <text:p text:style-name="P8"><text:span text:style-name="Source_20_Text"><text:span text:style-name="T6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3">sclass</text:span></text:span></text:p>
          </table:table-cell>
          <table:table-cell table:style-name="Table1.A2" office:value-type="string">
            <text:p text:style-name="P3">Sets the style class.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3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spans</text:span></text:span></text:p>
          </table:table-cell>
          <table:table-cell table:style-name="Table1.B5" office:value-type="string">
            <text:p text:style-name="P9">Sets the spans, which is a list of numbers separated by comma. 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2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7">valign</text:span></text:span></text:p>
          </table:table-cell>
          <table:table-cell table:style-name="Table1.B5" office:value-type="string">
            <text:p text:style-name="P11"><text:span text:style-name="Source_20_Text"><text:span text:style-name="T6">Sets the vertical alignment of the whole row. 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val</text:span></text:span><text:span text:style-name="Source_20_Text"><text:span text:style-name="T7">ue</text:span></text:span></text:p>
          </table:table-cell>
          <table:table-cell table:style-name="Table1.B5" office:value-type="string">
            <text:p text:style-name="P9">Sets the<text:span text:style-name="T8"> value.</text:span></text:p>
          </table:table-cell>
          <table:table-cell table:style-name="Table1.A2" office:value-type="string">
            <text:p text:style-name="P1"><text:span text:style-name="Source_20_Text"><text:span text:style-name="T7">java.lang.Object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</table:table>
      <text:p text:style-name="P13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hildAttrs(int) </text:span></text:p>
          </table:table-cell>
          <table:table-cell table:style-name="Table3.A2" office:value-type="string">
            <text:p text:style-name="Table_20_Contents">Returns the HTML attributes for the child of the specified index. </text:p>
          </table:table-cell>
          <table:table-cell table:style-name="Table3.C2" office:value-type="string">
            <text:p text:style-name="Standard"><text:span text:style-name="Source_20_Text"><text:span text:style-name="T8">java.lang.String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grid that contains this row. </text:p>
          </table:table-cell>
          <table:table-cell table:style-name="Table3.C2" office:value-type="string">
            <text:p text:style-name="Table_20_Contents"><text:span text:style-name="Source_20_Text"><text:span text:style-name="T9">org.zkoss.zul.Grid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7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DrawNewChild(org.zkoss.zk.ui.Component, java.lang.StringBuffer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P5"><text:span text:style-name="Source_20_Text">setStyle(java.lang.String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</table:table>
      <text:h text:style-name="Heading_20_4" text:outline-level="4"/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2:13:38</dc:date>
    <dc:language>en-US</dc:language>
    <meta:editing-cycles>85</meta:editing-cycles>
    <meta:editing-duration>PT4H30M5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105" meta:word-count="295" meta:character-count="2262"/>
  </office:meta>
</office:document-meta>
</file>